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102cm" draw:fill="none" draw:textarea-vertical-align="middle"/>
    </style:style>
    <style:style style:name="gr3" style:family="graphic" style:parent-style-name="standard">
      <style:graphic-properties draw:stroke="none" draw:fill="none" fo:min-height="0.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.016cm" svg:height="0.508cm" svg:x="1.254cm" svg:y="2.397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" draw:id="id1" draw:layer="layout" svg:width="1.27cm" svg:height="0.762cm" svg:x="7.35cm" svg:y="4.556cm">
          <text:p text:style-name="P1"><text:span text:style-name="T1">User</text:span></text:p>
          <text:p text:style-name="P1"><text:span text:style-name="T1">Key Interrup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" draw:text-style-name="P2" xml:id="id2" draw:id="id2" draw:layer="layout" svg:width="0.889cm" svg:height="0.762cm" svg:x="9.128cm" svg:y="4.556cm">
          <text:p text:style-name="P1"><text:span text:style-name="T1">mo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8.62cm" svg:y1="4.937cm" svg:x2="9.128cm" svg:y2="4.937cm" draw:start-shape="id1" draw:start-glue-point="7" draw:end-shape="id2" draw:end-glue-point="5" svg:d="M8620 4937h508" svg:viewBox="0 0 509 1">
          <text:p/>
        </draw:connector>
        <draw:connector draw:style-name="gr2" draw:text-style-name="P1" draw:layer="layout" svg:x1="9.572cm" svg:y1="5.318cm" svg:x2="9.573cm" svg:y2="6.08cm" draw:start-shape="id2" draw:start-glue-point="6" draw:end-shape="id3" draw:end-glue-point="4" svg:d="M9572 5318v382h1v380" svg:viewBox="0 0 2 763">
          <text:p/>
        </draw:connector>
        <draw:connector draw:style-name="gr2" draw:text-style-name="P1" draw:layer="layout" svg:x1="10.017cm" svg:y1="4.937cm" svg:x2="11.16cm" svg:y2="4.937cm" draw:start-shape="id2" draw:start-glue-point="7" draw:end-shape="id4" draw:end-glue-point="5" svg:d="M10017 4937h1143" svg:viewBox="0 0 1144 1">
          <text:p/>
        </draw:connector>
        <draw:connector draw:style-name="gr2" draw:text-style-name="P1" draw:layer="layout" svg:x1="2.27cm" svg:y1="2.651cm" svg:x2="2.524cm" svg:y2="2.651cm" draw:start-shape="id5" draw:start-glue-point="7" draw:end-shape="id6" draw:end-glue-point="5" svg:d="M2270 2651h254" svg:viewBox="0 0 255 1">
          <text:p/>
        </draw:connector>
        <draw:custom-shape draw:style-name="gr1" draw:text-style-name="P2" xml:id="id7" draw:id="id7" draw:layer="layout" svg:width="1.143cm" svg:height="0.508cm" svg:x="2.778cm" svg:y="8.239cm">
          <text:p text:style-name="P1"><text:span text:style-name="T1">ExecThread</text:span></text:p>
          <text:p text:style-name="P1"><text:span text:style-name="T1">Self-set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35cm" svg:y1="3.032cm" svg:x2="3.35cm" svg:y2="8.239cm" draw:start-shape="id6" draw:start-glue-point="6" draw:end-shape="id7" draw:end-glue-point="4" svg:d="M3350 3032v5207" svg:viewBox="0 0 1 5208">
          <text:p/>
        </draw:connector>
        <draw:custom-shape draw:style-name="gr1" draw:text-style-name="P2" xml:id="id10" draw:id="id10" draw:layer="layout" svg:width="1.016cm" svg:height="0.508cm" svg:x="4.429cm" svg:y="8.239cm">
          <text:p text:style-name="P1"><text:span text:style-name="T1">Exec lo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1.651cm" svg:height="0.762cm" svg:x="2.524cm" svg:y="2.27cm">
          <text:p text:style-name="P1"><text:span text:style-name="T1">Init </text:span></text:p>
          <text:p text:style-name="P1"><text:span text:style-name="T1">ExecThread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1" xml:id="id12" draw:id="id12" draw:layer="layout" svg:width="0.508cm" svg:height="0.762cm" svg:x="7.731cm" svg:y="2.27cm">
          <text:p text:style-name="P1"><text:span text:style-name="T1">Init </text:span></text:p>
          <text:p text:style-name="P1"><text:span text:style-name="T1">UI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2" xml:id="id4" draw:id="id4" draw:layer="layout" svg:width="1.143cm" svg:height="1.016cm" svg:x="11.16cm" svg:y="4.429cm">
          <text:p text:style-name="P1"><text:span text:style-name="T1">Enter Hi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2.303cm" svg:y1="4.937cm" svg:x2="12.938cm" svg:y2="4.937cm" draw:start-shape="id4" draw:start-glue-point="7" draw:end-shape="id8" draw:end-glue-point="5" svg:d="M12303 4937h635" svg:viewBox="0 0 636 1">
          <text:p/>
        </draw:connector>
        <draw:custom-shape draw:style-name="gr1" draw:text-style-name="P2" xml:id="id8" draw:id="id8" draw:layer="layout" svg:width="1.397cm" svg:height="0.508cm" svg:x="12.938cm" svg:y="4.683cm">
          <text:p text:style-name="P1"><text:span text:style-name="T1">Append T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" draw:layer="layout" svg:width="2.051cm" svg:height="0.49cm" svg:x="9.509cm" svg:y="4.556cm">
          <draw:text-box>
            <text:p text:style-name="P1"><text:span text:style-name="T1">“</text:span><text:span text:style-name="T1">Fn” mode</text:span></text:p>
          </draw:text-box>
        </draw:frame>
        <draw:frame draw:style-name="gr3" draw:text-style-name="P1" draw:layer="layout" svg:width="1.992cm" svg:height="0.49cm" svg:x="9.255cm" svg:y="5.336cm">
          <draw:text-box>
            <text:p text:style-name="P1"><text:span text:style-name="T1">“</text:span><text:span text:style-name="T1">Exec” mode</text:span></text:p>
          </draw:text-box>
        </draw:frame>
        <draw:frame draw:style-name="gr3" draw:text-style-name="P1" draw:layer="layout" svg:width="0.913cm" svg:height="0.49cm" svg:x="12.176cm" svg:y="4.567cm">
          <draw:text-box>
            <text:p text:style-name="P1"><text:span text:style-name="T1">No</text:span></text:p>
          </draw:text-box>
        </draw:frame>
        <draw:custom-shape draw:style-name="gr1" draw:text-style-name="P1" xml:id="id9" draw:id="id9" draw:layer="layout" svg:width="1.143cm" svg:height="0.762cm" svg:x="4.683cm" svg:y="2.27cm">
          <text:p text:style-name="P1"><text:span text:style-name="T1">Init Exec </text:span></text:p>
          <text:p text:style-name="P1"><text:span text:style-name="T1">FIF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1" draw:layer="layout" svg:x1="4.175cm" svg:y1="2.651cm" svg:x2="4.683cm" svg:y2="2.651cm" draw:start-shape="id6" draw:start-glue-point="7" draw:end-shape="id9" draw:end-glue-point="5" svg:d="M4175 2651h508" svg:viewBox="0 0 509 1">
          <text:p/>
        </draw:connector>
        <draw:connector draw:style-name="gr2" draw:text-style-name="P1" draw:layer="layout" svg:x1="3.921cm" svg:y1="8.493cm" svg:x2="4.429cm" svg:y2="8.493cm" draw:start-shape="id7" draw:start-glue-point="7" draw:end-shape="id10" draw:end-glue-point="5" svg:d="M3921 8493h508" svg:viewBox="0 0 509 1">
          <text:p/>
        </draw:connector>
        <draw:custom-shape draw:style-name="gr1" draw:text-style-name="P1" xml:id="id11" draw:id="id11" draw:layer="layout" svg:width="1.016cm" svg:height="0.762cm" svg:x="6.334cm" svg:y="2.27cm">
          <text:p text:style-name="P1"><text:span text:style-name="T1">Init UI </text:span></text:p>
          <text:p text:style-name="P1"><text:span text:style-name="T1">FIF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1" draw:layer="layout" svg:x1="7.35cm" svg:y1="2.651cm" svg:x2="7.731cm" svg:y2="2.651cm" draw:start-shape="id11" draw:start-glue-point="7" draw:end-shape="id12" draw:end-glue-point="5" svg:d="M7350 2651h381" svg:viewBox="0 0 382 1">
          <text:p/>
        </draw:connector>
        <draw:connector draw:style-name="gr2" draw:text-style-name="P1" draw:layer="layout" svg:x1="5.826cm" svg:y1="2.651cm" svg:x2="6.334cm" svg:y2="2.651cm" draw:start-shape="id9" draw:start-glue-point="7" draw:end-shape="id11" draw:end-glue-point="5" svg:d="M5826 2651h508" svg:viewBox="0 0 509 1">
          <text:p/>
        </draw:connector>
        <draw:custom-shape draw:style-name="gr1" draw:text-style-name="P2" xml:id="id13" draw:id="id13" draw:layer="layout" svg:width="1.524cm" svg:height="0.508cm" svg:x="8.747cm" svg:y="2.397cm">
          <text:p text:style-name="P1"><text:span text:style-name="T1">UI Update lo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985cm" svg:y1="3.032cm" svg:x2="7.985cm" svg:y2="4.631cm" draw:start-shape="id12" draw:start-glue-point="6" draw:end-shape="id1" draw:end-glue-point="4" svg:d="M7985 3032v1599" svg:viewBox="0 0 1 1600">
          <text:p/>
        </draw:connector>
        <draw:connector draw:style-name="gr2" draw:text-style-name="P1" draw:layer="layout" svg:x1="8.239cm" svg:y1="2.651cm" svg:x2="8.747cm" svg:y2="2.651cm" draw:start-shape="id12" draw:start-glue-point="7" draw:end-shape="id13" draw:end-glue-point="5" svg:d="M8239 2651h508" svg:viewBox="0 0 509 1">
          <text:p/>
        </draw:connector>
        <draw:custom-shape draw:style-name="gr1" draw:text-style-name="P2" xml:id="id14" draw:id="id14" draw:layer="layout" svg:width="1.397cm" svg:height="0.508cm" svg:x="10.652cm" svg:y="2.397cm">
          <text:p text:style-name="P1"><text:span text:style-name="T1">Await UI FI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71cm" svg:y1="2.651cm" svg:x2="10.652cm" svg:y2="2.651cm" draw:start-shape="id13" draw:start-glue-point="7" draw:end-shape="id14" draw:end-glue-point="5" svg:d="M10271 2651h381" svg:viewBox="0 0 382 1">
          <text:p/>
        </draw:connector>
        <draw:custom-shape draw:style-name="gr1" draw:text-style-name="P2" xml:id="id15" draw:id="id15" draw:layer="layout" svg:width="1.143cm" svg:height="0.508cm" svg:x="12.43cm" svg:y="2.397cm">
          <text:p text:style-name="P1"><text:span text:style-name="T1">Update U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2.049cm" svg:y1="2.651cm" svg:x2="12.43cm" svg:y2="2.651cm" draw:start-shape="id14" draw:start-glue-point="7" draw:end-shape="id15" draw:end-glue-point="5" svg:d="M12049 2651h381" svg:viewBox="0 0 382 1">
          <text:p/>
        </draw:connector>
        <draw:connector draw:style-name="gr2" draw:text-style-name="P1" draw:layer="layout" svg:x1="13.002cm" svg:y1="2.397cm" svg:x2="9.509cm" svg:y2="2.397cm" draw:start-shape="id15" draw:start-glue-point="4" draw:end-shape="id13" draw:end-glue-point="4" svg:d="M13002 2397v-501h-3493v501" svg:viewBox="0 0 3494 502">
          <text:p/>
        </draw:connector>
        <draw:custom-shape draw:style-name="gr1" draw:text-style-name="P2" xml:id="id16" draw:id="id16" draw:layer="layout" svg:width="1.143cm" svg:height="0.508cm" svg:x="5.953cm" svg:y="8.239cm">
          <text:p text:style-name="P1"><text:span text:style-name="T1">Await </text:span></text:p>
          <text:p text:style-name="P1"><text:span text:style-name="T1">“</text:span><text:span text:style-name="T1">fn”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445cm" svg:y1="8.493cm" svg:x2="5.953cm" svg:y2="8.493cm" draw:start-shape="id10" draw:start-glue-point="7" draw:end-shape="id16" draw:end-glue-point="5" svg:d="M5445 8493h508" svg:viewBox="0 0 509 1">
          <text:p/>
        </draw:connector>
        <draw:custom-shape draw:style-name="gr1" draw:text-style-name="P2" xml:id="id17" draw:id="id17" draw:layer="layout" svg:width="1.143cm" svg:height="0.508cm" svg:x="7.604cm" svg:y="8.239cm">
          <text:p text:style-name="P1"><text:span text:style-name="T1">lookup</text:span></text:p>
          <text:p text:style-name="P1"><text:span text:style-name="T1">“</text:span><text:span text:style-name="T1">fn”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096cm" svg:y1="8.493cm" svg:x2="7.604cm" svg:y2="8.493cm" draw:start-shape="id16" draw:start-glue-point="7" draw:end-shape="id17" draw:end-glue-point="5" svg:d="M7096 8493h508" svg:viewBox="0 0 509 1">
          <text:p/>
        </draw:connector>
        <draw:custom-shape draw:style-name="gr1" draw:text-style-name="P2" xml:id="id18" draw:id="id18" draw:layer="layout" svg:width="0.889cm" svg:height="0.508cm" svg:x="9.255cm" svg:y="8.239cm">
          <text:p text:style-name="P1"><text:span text:style-name="T1">execute</text:span></text:p>
          <text:p text:style-name="P1"><text:span text:style-name="T1">“</text:span><text:span text:style-name="T1">fn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747cm" svg:y1="8.493cm" svg:x2="9.255cm" svg:y2="8.493cm" draw:start-shape="id17" draw:start-glue-point="7" draw:end-shape="id18" draw:end-glue-point="5" svg:d="M8747 8493h508" svg:viewBox="0 0 509 1">
          <text:p/>
        </draw:connector>
        <draw:connector draw:style-name="gr2" draw:text-style-name="P1" draw:layer="layout" svg:x1="10.144cm" svg:y1="8.493cm" svg:x2="10.525cm" svg:y2="8.493cm" draw:start-shape="id18" draw:start-glue-point="7" draw:end-shape="id19" draw:end-glue-point="5" svg:d="M10144 8493h381" svg:viewBox="0 0 382 1">
          <text:p/>
        </draw:connector>
        <draw:custom-shape draw:style-name="gr1" draw:text-style-name="P2" xml:id="id21" draw:id="id21" draw:layer="layout" svg:width="1.143cm" svg:height="1.016cm" svg:x="13.573cm" svg:y="7.985cm">
          <text:p text:style-name="P1"><text:span text:style-name="T1">Get 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1.668cm" svg:y1="8.493cm" svg:x2="12.303cm" svg:y2="8.493cm" draw:start-shape="id19" draw:start-glue-point="7" draw:end-shape="id20" draw:end-glue-point="5" svg:d="M11668 8493h635" svg:viewBox="0 0 636 1">
          <text:p/>
        </draw:connector>
        <draw:connector draw:style-name="gr2" draw:text-style-name="P1" draw:layer="layout" svg:x1="14.716cm" svg:y1="8.493cm" svg:x2="15.605cm" svg:y2="8.493cm" draw:start-shape="id21" draw:start-glue-point="7" draw:end-shape="id22" draw:end-glue-point="5" svg:d="M14716 8493h889" svg:viewBox="0 0 890 1">
          <text:p/>
        </draw:connector>
        <draw:custom-shape draw:style-name="gr1" draw:text-style-name="P2" xml:id="id22" draw:id="id22" draw:layer="layout" svg:width="1.143cm" svg:height="1.016cm" svg:x="15.605cm" svg:y="7.985cm">
          <text:p text:style-name="P1"><text:span text:style-name="T1">Set 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1" draw:layer="layout" svg:width="0.913cm" svg:height="0.49cm" svg:x="14.692cm" svg:y="8.112cm">
          <draw:text-box>
            <text:p text:style-name="P1"><text:span text:style-name="T1">No</text:span></text:p>
          </draw:text-box>
        </draw:frame>
        <draw:custom-shape draw:style-name="gr1" draw:text-style-name="P2" xml:id="id27" draw:id="id27" draw:layer="layout" svg:width="1.143cm" svg:height="1.016cm" svg:x="13.573cm" svg:y="9.89cm">
          <text:p text:style-name="P1"><text:span text:style-name="T1">Get Usr</text:span></text:p>
          <text:p text:style-name="P1"><text:span text:style-name="T1">I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3" draw:id="id23" draw:layer="layout" svg:width="0.889cm" svg:height="0.508cm" svg:x="17.256cm" svg:y="8.239cm">
          <text:p text:style-name="P1"><text:span text:style-name="T1">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748cm" svg:y1="8.493cm" svg:x2="17.256cm" svg:y2="8.493cm" draw:start-shape="id22" draw:start-glue-point="7" draw:end-shape="id23" svg:d="M16748 8493h508" svg:viewBox="0 0 509 1">
          <text:p/>
        </draw:connector>
        <draw:connector draw:style-name="gr2" draw:text-style-name="P1" draw:layer="layout" svg:x1="17.701cm" svg:y1="7.477cm" svg:x2="11.097cm" svg:y2="7.985cm" draw:start-shape="id24" draw:start-glue-point="4" draw:end-shape="id19" draw:end-glue-point="4" svg:d="M17701 7477v-501h-6604v1009" svg:viewBox="0 0 6605 1010">
          <text:p/>
        </draw:connector>
        <draw:custom-shape draw:style-name="gr1" draw:text-style-name="P2" xml:id="id25" draw:id="id25" draw:layer="layout" svg:width="0.889cm" svg:height="0.508cm" svg:x="15.732cm" svg:y="9.255cm">
          <text:p text:style-name="P1"><text:span text:style-name="T1">Set V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177cm" svg:y1="9.001cm" svg:x2="16.176cm" svg:y2="9.255cm" draw:start-shape="id22" draw:start-glue-point="6" draw:end-shape="id25" draw:end-glue-point="4" svg:d="M16177 9001v128h-1v126" svg:viewBox="0 0 2 255">
          <text:p/>
        </draw:connector>
        <draw:frame draw:style-name="gr3" draw:text-style-name="P1" draw:layer="layout" svg:width="0.913cm" svg:height="0.49cm" svg:x="16.47cm" svg:y="8.112cm">
          <draw:text-box>
            <text:p text:style-name="P1"><text:span text:style-name="T1">No</text:span></text:p>
          </draw:text-box>
        </draw:frame>
        <draw:connector draw:style-name="gr2" draw:text-style-name="P1" draw:layer="layout" draw:line-skew="1.149cm -0.515cm" svg:x1="18.272cm" svg:y1="9.509cm" svg:x2="11.097cm" svg:y2="7.985cm" draw:start-shape="id26" draw:start-glue-point="7" draw:end-shape="id19" draw:end-glue-point="4" svg:d="M18272 9509h1651v-2540h-8826v1016" svg:viewBox="0 0 8827 2541">
          <text:p/>
        </draw:connector>
        <draw:custom-shape draw:style-name="gr1" draw:text-style-name="P2" xml:id="id28" draw:id="id28" draw:layer="layout" svg:width="1.016cm" svg:height="0.508cm" svg:x="15.351cm" svg:y="10.144cm">
          <text:p text:style-name="P1"><text:span text:style-name="T1">Clear Usr </text:span></text:p>
          <text:p text:style-name="P1"><text:span text:style-name="T1">In FIFO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9" draw:id="id29" draw:layer="layout" svg:width="1.016cm" svg:height="0.508cm" svg:x="16.748cm" svg:y="10.144cm">
          <text:p text:style-name="P1"><text:span text:style-name="T1">Await Usr </text:span></text:p>
          <text:p text:style-name="P1"><text:span text:style-name="T1">In FIFO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716cm" svg:y1="10.398cm" svg:x2="15.351cm" svg:y2="10.398cm" draw:start-shape="id27" draw:start-glue-point="7" draw:end-shape="id28" draw:end-glue-point="5" svg:d="M14716 10398h635" svg:viewBox="0 0 636 1">
          <text:p/>
        </draw:connector>
        <draw:frame draw:style-name="gr3" draw:text-style-name="P1" draw:layer="layout" svg:width="0.913cm" svg:height="0.49cm" svg:x="14.462cm" svg:y="10.017cm">
          <draw:text-box>
            <text:p text:style-name="P1"><text:span text:style-name="T1">Yes</text:span></text:p>
          </draw:text-box>
        </draw:frame>
        <draw:connector draw:style-name="gr2" draw:text-style-name="P1" draw:layer="layout" svg:x1="16.367cm" svg:y1="10.398cm" svg:x2="16.748cm" svg:y2="10.398cm" draw:start-shape="id28" draw:start-glue-point="7" draw:end-shape="id29" draw:end-glue-point="5" svg:d="M16367 10398h381" svg:viewBox="0 0 382 1">
          <text:p/>
        </draw:connector>
        <draw:custom-shape draw:style-name="gr1" draw:text-style-name="P2" xml:id="id30" draw:id="id30" draw:layer="layout" svg:width="1.27cm" svg:height="0.508cm" svg:x="18.145cm" svg:y="10.144cm">
          <text:p text:style-name="P1"><text:span text:style-name="T1">Write Usr In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6" draw:id="id26" draw:layer="layout" svg:width="1.016cm" svg:height="0.508cm" svg:x="17.256cm" svg:y="9.255cm">
          <text:p text:style-name="P1"><text:span text:style-name="T1">Write</text:span></text:p>
          <text:p text:style-name="P1"><text:span text:style-name="T1">“</text:span><text:span text:style-name="T1">Success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4" draw:id="id24" draw:layer="layout" svg:width="1.143cm" svg:height="0.508cm" svg:x="17.129cm" svg:y="7.477cm">
          <text:p text:style-name="P1"><text:span text:style-name="T1">Write</text:span></text:p>
          <text:p text:style-name="P1"><text:span text:style-name="T1">“</text:span><text:span text:style-name="T1">Failure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7.7cm" svg:y1="8.239cm" svg:x2="17.701cm" svg:y2="7.985cm" draw:start-shape="id23" draw:start-glue-point="4" draw:end-shape="id24" draw:end-glue-point="6" svg:d="M17700 8239v-126h1v-128" svg:viewBox="0 0 2 255">
          <text:p/>
        </draw:connector>
        <draw:connector draw:style-name="gr2" draw:text-style-name="P1" draw:layer="layout" svg:x1="16.621cm" svg:y1="9.509cm" svg:x2="17.256cm" svg:y2="9.509cm" draw:start-shape="id25" draw:start-glue-point="7" draw:end-shape="id26" draw:end-glue-point="5" svg:d="M16621 9509h635" svg:viewBox="0 0 636 1">
          <text:p/>
        </draw:connector>
        <draw:connector draw:style-name="gr2" draw:text-style-name="P1" draw:layer="layout" svg:x1="17.764cm" svg:y1="10.398cm" svg:x2="18.145cm" svg:y2="10.398cm" draw:start-shape="id29" draw:start-glue-point="7" draw:end-shape="id30" draw:end-glue-point="5" svg:d="M17764 10398h381" svg:viewBox="0 0 382 1">
          <text:p/>
        </draw:connector>
        <draw:connector draw:style-name="gr2" draw:text-style-name="P1" draw:layer="layout" draw:line-skew="0cm -0.515cm" svg:x1="19.415cm" svg:y1="10.398cm" svg:x2="11.097cm" svg:y2="7.985cm" draw:start-shape="id30" draw:start-glue-point="7" draw:end-shape="id19" draw:end-glue-point="4" svg:d="M19415 10398h502v-3429h-8820v1016" svg:viewBox="0 0 8821 3430">
          <text:p/>
        </draw:connector>
        <draw:connector draw:style-name="gr2" draw:text-style-name="P1" draw:layer="layout" svg:x1="14.145cm" svg:y1="9.001cm" svg:x2="14.145cm" svg:y2="9.89cm" draw:start-shape="id21" draw:start-glue-point="6" draw:end-shape="id27" draw:end-glue-point="4" svg:d="M14145 9001v889" svg:viewBox="0 0 1 890">
          <text:p/>
        </draw:connector>
        <draw:connector draw:style-name="gr2" draw:text-style-name="P1" draw:layer="layout" svg:x1="14.145cm" svg:y1="10.906cm" svg:x2="14.145cm" svg:y2="11.287cm" draw:start-shape="id27" draw:start-glue-point="6" draw:end-shape="id31" draw:end-glue-point="4" svg:d="M14145 10906v381" svg:viewBox="0 0 1 382">
          <text:p/>
        </draw:connector>
        <draw:custom-shape draw:style-name="gr1" draw:text-style-name="P2" xml:id="id32" draw:id="id32" draw:layer="layout" svg:width="0.889cm" svg:height="0.508cm" svg:x="15.478cm" svg:y="11.541cm">
          <text:p text:style-name="P1"><text:span text:style-name="T1">Write </text:span></text:p>
          <text:p text:style-name="P1"><text:span text:style-name="T1">Sys V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1" draw:id="id31" draw:layer="layout" svg:width="1.143cm" svg:height="1.016cm" svg:x="13.573cm" svg:y="11.287cm">
          <text:p text:style-name="P1"><text:span text:style-name="T1">Get </text:span></text:p>
          <text:p text:style-name="P1"><text:span text:style-name="T1">Sys Va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1" draw:layer="layout" svg:width="0.913cm" svg:height="0.49cm" svg:x="14.565cm" svg:y="11.414cm">
          <draw:text-box>
            <text:p text:style-name="P1"><text:span text:style-name="T1">Yes</text:span></text:p>
          </draw:text-box>
        </draw:frame>
        <draw:connector draw:style-name="gr2" draw:text-style-name="P1" draw:layer="layout" svg:x1="14.716cm" svg:y1="11.795cm" svg:x2="15.478cm" svg:y2="11.795cm" draw:start-shape="id31" draw:start-glue-point="7" draw:end-shape="id32" draw:end-glue-point="5" svg:d="M14716 11795h762" svg:viewBox="0 0 763 1">
          <text:p/>
        </draw:connector>
        <draw:connector draw:style-name="gr2" draw:text-style-name="P1" draw:layer="layout" draw:line-skew="3.055cm -0.515cm" svg:x1="16.367cm" svg:y1="11.795cm" svg:x2="11.097cm" svg:y2="7.985cm" draw:start-shape="id32" draw:start-glue-point="7" draw:end-shape="id19" draw:end-glue-point="4" svg:d="M16367 11795h3556v-4826h-8826v1016" svg:viewBox="0 0 8827 4827">
          <text:p/>
        </draw:connector>
        <draw:custom-shape draw:style-name="gr1" draw:text-style-name="P2" xml:id="id33" draw:id="id33" draw:layer="layout" svg:width="0.889cm" svg:height="0.508cm" svg:x="13.7cm" svg:y="12.684cm">
          <text:p text:style-name="P1"><text:span text:style-name="T1">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4" draw:id="id34" draw:layer="layout" svg:width="1.143cm" svg:height="0.508cm" svg:x="15.224cm" svg:y="12.684cm">
          <text:p text:style-name="P1"><text:span text:style-name="T1">Write</text:span></text:p>
          <text:p text:style-name="P1"><text:span text:style-name="T1">“</text:span><text:span text:style-name="T1">Failure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589cm" svg:y1="12.938cm" svg:x2="15.224cm" svg:y2="12.938cm" draw:start-shape="id33" draw:start-glue-point="7" draw:end-shape="id34" draw:end-glue-point="5" svg:d="M14589 12938h635" svg:viewBox="0 0 636 1">
          <text:p/>
        </draw:connector>
        <draw:connector draw:style-name="gr2" draw:text-style-name="P1" draw:layer="layout" svg:x1="14.145cm" svg:y1="12.303cm" svg:x2="14.144cm" svg:y2="12.684cm" draw:start-shape="id31" draw:start-glue-point="6" draw:end-shape="id33" draw:end-glue-point="4" svg:d="M14145 12303v191h-1v190" svg:viewBox="0 0 2 382">
          <text:p/>
        </draw:connector>
        <draw:connector draw:style-name="gr2" draw:text-style-name="P1" draw:layer="layout" draw:line-skew="3.055cm -0.515cm" svg:x1="16.367cm" svg:y1="12.938cm" svg:x2="11.097cm" svg:y2="7.985cm" draw:start-shape="id34" draw:start-glue-point="7" draw:end-shape="id19" draw:end-glue-point="4" svg:d="M16367 12938h3556v-5969h-8826v1016" svg:viewBox="0 0 8827 5970">
          <text:p/>
        </draw:connector>
        <draw:frame draw:style-name="gr3" draw:text-style-name="P1" draw:layer="layout" svg:width="1.04cm" svg:height="0.49cm" svg:x="11.414cm" svg:y="8.112cm">
          <draw:text-box>
            <text:p text:style-name="P1"><text:span text:style-name="T1">Open</text:span></text:p>
          </draw:text-box>
        </draw:frame>
        <draw:frame draw:style-name="gr3" draw:text-style-name="P1" draw:layer="layout" svg:width="1.397cm" svg:height="0.49cm" svg:x="10.779cm" svg:y="9.001cm">
          <draw:text-box>
            <text:p text:style-name="P1"><text:span text:style-name="T1">Closed</text:span></text:p>
          </draw:text-box>
        </draw:frame>
        <draw:connector draw:style-name="gr2" draw:text-style-name="P1" draw:layer="layout" svg:x1="11.097cm" svg:y1="9.001cm" svg:x2="8.747cm" svg:y2="9.509cm" draw:start-shape="id19" draw:start-glue-point="6" draw:end-shape="id35" draw:end-glue-point="7" svg:d="M11097 9001v508h-2350" svg:viewBox="0 0 2351 509">
          <text:p/>
        </draw:connector>
        <draw:custom-shape draw:style-name="gr1" draw:text-style-name="P2" xml:id="id19" draw:id="id19" draw:layer="layout" svg:width="1.143cm" svg:height="1.016cm" svg:x="10.525cm" svg:y="7.985cm">
          <text:p text:style-name="P1"><text:span text:style-name="T1">IO Ope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36" draw:id="id36" draw:layer="layout" svg:width="1.397cm" svg:height="0.508cm" svg:x="15.097cm" svg:y="4.683cm">
          <text:p text:style-name="P1"><text:span text:style-name="T1">Update </text:span></text:p>
          <text:p text:style-name="P1"><text:span text:style-name="T1">UI FI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335cm" svg:y1="4.937cm" svg:x2="15.097cm" svg:y2="4.937cm" draw:start-shape="id8" draw:start-glue-point="7" draw:end-shape="id36" draw:end-glue-point="5" svg:d="M14335 4937h762" svg:viewBox="0 0 763 1">
          <text:p/>
        </draw:connector>
        <draw:connector draw:style-name="gr2" draw:text-style-name="P1" draw:layer="layout" svg:x1="11.732cm" svg:y1="5.445cm" svg:x2="12.049cm" svg:y2="6.207cm" draw:start-shape="id4" draw:start-glue-point="6" draw:end-shape="id37" draw:end-glue-point="5" svg:d="M11732 5445v762h317" svg:viewBox="0 0 318 763">
          <text:p/>
        </draw:connector>
        <draw:custom-shape draw:style-name="gr1" draw:text-style-name="P2" xml:id="id20" draw:id="id20" draw:layer="layout" svg:width="0.889cm" svg:height="0.508cm" svg:x="12.303cm" svg:y="8.239cm">
          <text:p text:style-name="P1"><text:span text:style-name="T1">*Block*</text:span></text:p>
          <text:p text:style-name="P1"><text:span text:style-name="T1">Read 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192cm" svg:y1="8.493cm" svg:x2="13.573cm" svg:y2="8.493cm" draw:start-shape="id20" draw:start-glue-point="7" draw:end-shape="id21" draw:end-glue-point="5" svg:d="M13192 8493h381" svg:viewBox="0 0 382 1">
          <text:p/>
        </draw:connector>
        <draw:custom-shape draw:style-name="gr1" draw:text-style-name="P2" xml:id="id37" draw:id="id37" draw:layer="layout" svg:width="1.397cm" svg:height="0.508cm" svg:x="12.049cm" svg:y="5.953cm">
          <text:p text:style-name="P1"><text:span text:style-name="T1">Mode = “exec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446cm" svg:y1="6.207cm" svg:x2="13.827cm" svg:y2="6.207cm" draw:start-shape="id37" draw:start-glue-point="7" draw:end-shape="id38" draw:end-glue-point="5" svg:d="M13446 6207h381" svg:viewBox="0 0 382 1">
          <text:p/>
        </draw:connector>
        <draw:custom-shape draw:style-name="gr1" draw:text-style-name="P2" xml:id="id35" draw:id="id35" draw:layer="layout" svg:width="1.397cm" svg:height="0.508cm" svg:x="7.35cm" svg:y="9.255cm">
          <text:p text:style-name="P1"><text:span text:style-name="T1">Mode = “fn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35cm" svg:y1="9.509cm" svg:x2="4.937cm" svg:y2="8.747cm" draw:start-shape="id35" draw:start-glue-point="5" draw:end-shape="id10" draw:end-glue-point="6" svg:d="M7350 9509h-2413v-762" svg:viewBox="0 0 2414 763">
          <text:p/>
        </draw:connector>
        <draw:custom-shape draw:style-name="gr1" draw:text-style-name="P2" xml:id="id3" draw:id="id3" draw:layer="layout" svg:width="1.397cm" svg:height="0.508cm" svg:x="8.874cm" svg:y="6.08cm">
          <text:p text:style-name="P1"><text:span text:style-name="T1">Add key to </text:span></text:p>
          <text:p text:style-name="P1"><text:span text:style-name="T1">Exec FI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8" draw:id="id38" draw:layer="layout" svg:width="1.397cm" svg:height="0.508cm" svg:x="13.827cm" svg:y="5.953cm">
          <text:p text:style-name="P1"><text:span text:style-name="T1">Append T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0" draw:id="id40" draw:layer="layout" svg:width="1.397cm" svg:height="0.508cm" svg:x="17.256cm" svg:y="5.953cm">
          <text:p text:style-name="P1"><text:span text:style-name="T1">Update </text:span></text:p>
          <text:p text:style-name="P1"><text:span text:style-name="T1">UI FI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224cm" svg:y1="6.207cm" svg:x2="15.478cm" svg:y2="6.207cm" draw:start-shape="id38" draw:start-glue-point="7" draw:end-shape="id39" draw:end-glue-point="5" svg:d="M15224 6207h254" svg:viewBox="0 0 255 1">
          <text:p/>
        </draw:connector>
        <draw:custom-shape draw:style-name="gr1" draw:text-style-name="P2" xml:id="id39" draw:id="id39" draw:layer="layout" svg:width="1.397cm" svg:height="0.508cm" svg:x="15.478cm" svg:y="5.953cm">
          <text:p text:style-name="P1"><text:span text:style-name="T1">Exec FIFO</text:span></text:p>
          <text:p text:style-name="P1"><text:span text:style-name="T1">Fn = t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875cm" svg:y1="6.207cm" svg:x2="17.256cm" svg:y2="6.207cm" draw:start-shape="id39" draw:start-glue-point="7" draw:end-shape="id40" draw:end-glue-point="5" svg:d="M16875 6207h381" svg:viewBox="0 0 38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4T20:07:50.059000000</meta:creation-date>
    <dc:date>2014-12-15T20:46:14.488000000</dc:date>
    <meta:editing-duration>PT1H31M22S</meta:editing-duration>
    <meta:editing-cycles>41</meta:editing-cycles>
    <meta:generator>LibreOffice/4.2.1.1$Windows_x86 LibreOffice_project/d7dbbd7842e6a58b0f521599204e827654e1fb8b</meta:generator>
    <meta:document-statistic meta:object-count="95"/>
  </office:meta>
</office:document-meta>
</file>